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11111" loext:opacity="100%" style:font-name="Liberation Serif" fo:font-size="12pt" fo:letter-spacing="normal" fo:font-style="normal" fo:font-weight="normal" officeooo:rsid="00014950" officeooo:paragraph-rsid="00014950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 fo:orphans="2" fo:widows="2"/>
    </style:style>
    <style:style style:name="P3" style:family="paragraph" style:parent-style-name="Standard">
      <style:text-properties officeooo:rsid="00014950" officeooo:paragraph-rsid="00014950"/>
    </style:style>
    <style:style style:name="P4" style:family="paragraph" style:parent-style-name="Standard">
      <style:text-properties officeooo:paragraph-rsid="0002a661"/>
    </style:style>
    <style:style style:name="P5" style:family="paragraph" style:parent-style-name="Standard">
      <style:text-properties fo:color="#111111" loext:opacity="100%" style:font-name="Liberation Serif" fo:font-size="12pt" officeooo:rsid="00014950" officeooo:paragraph-rsid="00014950" style:font-size-asian="12pt" style:font-size-complex="12pt"/>
    </style:style>
    <style:style style:name="T1" style:family="text">
      <style:text-properties officeooo:rsid="0002a661"/>
    </style:style>
    <style:style style:name="T2" style:family="text">
      <style:text-properties fo:font-variant="normal" fo:text-transform="none" fo:color="#c4c7c5" loext:opacity="100%" style:font-name="Google Sans Mono" fo:font-size="10.5pt" fo:letter-spacing="normal" fo:font-style="normal" fo:font-weight="normal"/>
    </style:style>
    <style:style style:name="T3" style:family="text">
      <style:text-properties fo:font-variant="normal" fo:text-transform="none" fo:color="#c4c7c5" loext:opacity="100%" style:font-name="Liberation Serif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5" style:family="text">
      <style:text-properties fo:font-variant="normal" fo:text-transform="none" fo:color="#111111" loext:opacity="100%" style:font-name="Liberation Serif" fo:font-size="10.5pt" fo:letter-spacing="normal" fo:font-style="normal" fo:font-weight="normal"/>
    </style:style>
    <style:style style:name="T6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color="#111111" loext:opacity="100%"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Sed Command</text:p>
      <text:p text:style-name="P3"/>
      <text:p text:style-name="P5"/>
      <text:p text:style-name="P1">1) Use the same text file seddemo.txt </text:p>
      <text:p text:style-name="P2"><text:span text:style-name="T6">2) Try to print records from 6th to 12th line.</text:span></text:p>
      <text:p text:style-name="P4"><text:span text:style-name="T1">Ans: </text:span><text:span text:style-name="T6">sed -n '6,12p' seddemo.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41:18.271237542</meta:creation-date>
    <dc:date>2023-09-19T20:43:58.205507416</dc:date>
    <meta:editing-duration>PT2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5" meta:character-count="139" meta:non-whitespace-character-count="116"/>
  </office:meta>
</office:document-meta>
</file>